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6699cc" draw:textarea-vertical-align="middle" fo:padding-left="0.05cm" fo:padding-right="0.05cm"/>
    </style:style>
    <style:style style:name="gr2" style:family="graphic" style:parent-style-name="standard">
      <style:graphic-properties svg:stroke-color="#000000" draw:fill="solid" draw:fill-color="#99ccff" draw:opacity="100%" draw:textarea-vertical-align="middle" draw:shadow-opacity="100%"/>
    </style:style>
    <style:style style:name="gr3" style:family="graphic" style:parent-style-name="standard">
      <style:graphic-properties svg:stroke-color="#000000" draw:fill="solid" draw:fill-color="#99ccff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solid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2" draw:id="id2" draw:layer="layout" svg:width="5cm" svg:height="2.5cm" svg:x="0.7cm" svg:y="5.7cm">
          <text:p text:style-name="P1">Search for </text:p>
          <text:p text:style-name="P1">optimal reference</text:p>
        </draw:rect>
        <draw:rect draw:style-name="gr2" draw:text-style-name="P1" xml:id="id3" draw:id="id3" draw:layer="layout" svg:width="5cm" svg:height="2.5cm" svg:x="10.3cm" svg:y="5.7cm">
          <text:p text:style-name="P1">Use „same-time“</text:p>
          <text:p text:style-name="P1">reference</text:p>
        </draw:rect>
        <draw:rect draw:style-name="gr3" draw:text-style-name="P2" xml:id="id1" draw:id="id1" draw:layer="layout" svg:width="5cm" svg:height="2.5cm" svg:x="5.5cm" svg:y="0.6cm">
          <text:p text:style-name="P1">Contamination</text:p>
        </draw:rect>
        <draw:rect draw:style-name="gr3" draw:text-style-name="P1" xml:id="id4" draw:id="id4" draw:layer="layout" svg:width="5cm" svg:height="2.5cm" svg:x="5.5cm" svg:y="10.7cm">
          <text:p text:style-name="P1">BrO Evaluation</text:p>
        </draw:rect>
        <draw:connector draw:style-name="gr4" draw:text-style-name="P3" draw:layer="layout" draw:type="line" svg:x1="8cm" svg:y1="3.1cm" svg:x2="3.2cm" svg:y2="5.7cm" draw:start-shape="id1" draw:start-glue-point="2" draw:end-shape="id2" draw:end-glue-point="0" svg:d="M8000 3100l-4800 2600">
          <text:p text:style-name="P3">Yes</text:p>
        </draw:connector>
        <draw:connector draw:style-name="gr4" draw:text-style-name="P1" draw:layer="layout" draw:type="line" svg:x1="8cm" svg:y1="3.1cm" svg:x2="12.8cm" svg:y2="5.7cm" draw:start-shape="id1" draw:start-glue-point="2" draw:end-shape="id3" draw:end-glue-point="0" svg:d="M8000 3100l4800 2600">
          <text:p text:style-name="P1">No</text:p>
        </draw:connector>
        <draw:connector draw:style-name="gr5" draw:text-style-name="P1" draw:layer="layout" draw:type="line" svg:x1="3.2cm" svg:y1="8.2cm" svg:x2="8cm" svg:y2="10.7cm" draw:start-shape="id2" draw:start-glue-point="2" draw:end-shape="id4" draw:end-glue-point="0" svg:d="M3200 8200l4800 2500">
          <text:p/>
        </draw:connector>
        <draw:connector draw:style-name="gr5" draw:text-style-name="P1" draw:layer="layout" draw:type="line" svg:x1="12.8cm" svg:y1="8.2cm" svg:x2="8cm" svg:y2="10.7cm" draw:start-shape="id3" draw:start-glue-point="2" draw:end-shape="id4" draw:end-glue-point="0" svg:d="M12800 8200l-4800 2500">
          <text:p/>
        </draw:connector>
        <draw:rect draw:style-name="gr6" draw:text-style-name="P4" draw:layer="layout" svg:width="1.6cm" svg:height="0.8cm" svg:x="4.9cm" svg:y="3.9cm">
          <text:p text:style-name="P4"><text:span text:style-name="T1">Yes</text:span></text:p>
        </draw:rect>
        <draw:rect draw:style-name="gr6" draw:text-style-name="P4" draw:layer="layout" svg:width="1.6cm" svg:height="0.8cm" svg:x="9.9cm" svg:y="3.9cm">
          <text:p text:style-name="P4"><text:span text:style-name="T1">No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OVAC_Eval DOAS</meta:initial-creator>
    <meta:creation-date>2018-06-26T12:00:08.37</meta:creation-date>
    <dc:date>2018-07-01T17:44:37.33</dc:date>
    <dc:creator>NOVAC_Eval DOAS</dc:creator>
    <meta:editing-duration>P5DT4H27M50S</meta:editing-duration>
    <meta:editing-cycles>2</meta:editing-cycles>
    <meta:generator>OpenOffice/4.1.3$Win32 OpenOffice.org_project/413m1$Build-9783</meta:generator>
    <meta:document-statistic meta:object-count="10"/>
  </office:meta>
</office:document-meta>
</file>